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9" style:family="graphic" style:parent-style-name="standard">
      <style:graphic-properties draw:stroke="solid" svg:stroke-width="0.2cm" svg:stroke-color="#ff950e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1cm" svg:stroke-color="#ff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66cc99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  <style:text-properties fo:font-size="14pt" style:font-size-asian="14pt" style:font-size-complex="14pt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family="Consolas" style:font-family-generic="modern" style:font-pitch="fixed"/>
    </style:style>
    <style:style style:name="P9" style:family="paragraph">
      <style:paragraph-properties style:text-autospace="none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00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" style:family="text">
      <style:text-properties fo:color="#2b91a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" style:family="text">
      <style:text-properties fo:color="#a31515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10.4cm" svg:height="7.791cm" svg:x="0.4cm" svg:y="0.6cm">
          <draw:text-box>
            <text:p text:style-name="P1"><text:span text:style-name="T1">static</text:span><text:span text:style-name="T2"> </text:span><text:span text:style-name="T1">void</text:span><text:span text:style-name="T2"> Main()</text:span></text:p>
            <text:p text:style-name="P1"><text:span text:style-name="T2">{</text:span></text:p>
            <text:p text:style-name="P1"><text:span text:style-name="T1"><text:tab/></text:span><text:span text:style-name="T1">bool</text:span><text:span text:style-name="T2"> Descending = </text:span><text:span text:style-name="T1">true</text:span><text:span text:style-name="T2">;</text:span></text:p>
            <text:p text:style-name="P1"><text:span text:style-name="T3"><text:tab/></text:span><text:span text:style-name="T3">Func</text:span><text:span text:style-name="T2">&lt;</text:span><text:span text:style-name="T1">string</text:span><text:span text:style-name="T2">,</text:span><text:span text:style-name="T1">string</text:span><text:span text:style-name="T2">,</text:span><text:span text:style-name="T1">int</text:span><text:span text:style-name="T2">&gt; cmp=</text:span></text:p>
            <text:p text:style-name="P2"><text:span text:style-name="T2"><text:tab/></text:span><text:span text:style-name="T2"> <text:s text:c="2"/></text:span><text:span text:style-name="T2">(x,y)=&gt;x.CompareTo(y)</text:span></text:p>
            <text:p text:style-name="P2"><text:span text:style-name="T2"><text:tab/></text:span><text:span text:style-name="T2"> <text:s text:c="3"/></text:span><text:span text:style-name="T2"><text:tab/></text:span><text:span text:style-name="T2"> <text:s text:c="7"/></text:span><text:span text:style-name="T2">*(Descending?-1:1);</text:span></text:p>
            <text:p text:style-name="P2"><text:span text:style-name="T2"><text:tab/></text:span><text:span text:style-name="T2"><text:tab/></text:span><text:span text:style-name="T2"><text:tab/></text:span></text:p>
            <text:p text:style-name="P1"><text:span text:style-name="T1"><text:tab/></text:span><text:span text:style-name="T1">var</text:span><text:span text:style-name="T2"> strings = …</text:span></text:p>
            <text:p text:style-name="P1"><text:span text:style-name="T2"/></text:p>
            <text:p text:style-name="P2"><text:span text:style-name="T2"><text:tab/></text:span><text:span text:style-name="T2">Sort(strings, cmp);</text:span></text:p>
            <text:p text:style-name="P1"><text:span text:style-name="T2"><text:tab/></text:span><text:span text:style-name="T2">Descending = </text:span><text:span text:style-name="T1">false</text:span><text:span text:style-name="T2">;</text:span></text:p>
            <text:p text:style-name="P2"><text:span text:style-name="T2"><text:tab/></text:span><text:span text:style-name="T2">Sort(strings,cmp);</text:span></text:p>
            <text:p text:style-name="P1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5.2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.2cm" svg:height="5.228cm" svg:x="11.6cm" svg:y="1cm">
            <draw:text-box>
              <text:p><text:span text:style-name="T4">Main</text:span></text:p>
              <text:p><text:span text:style-name="T5"/></text:p>
              <text:p><text:span text:style-name="T5">Descending:</text:span></text:p>
              <text:p><text:span text:style-name="T5"/></text:p>
              <text:p><text:span text:style-name="T5">cmp:</text:span></text:p>
              <text:p><text:span text:style-name="T5"/></text:p>
              <text:p><text:span text:style-name="T5"/></text:p>
            </draw:text-box>
          </draw:frame>
        </draw:g>
        <draw:custom-shape draw:style-name="gr6" draw:text-style-name="P4" draw:layer="layout" svg:width="8.5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3.8cm" svg:height="3.216cm" svg:x="15.8cm" svg:y="7.78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8cm" svg:height="3.6cm" svg:x="15.8cm" svg:y="7.784cm">
          <draw:text-box>
            <text:p><text:span text:style-name="T4">...</text:span></text:p>
            <text:p><text:span text:style-name="T5"/></text:p>
            <text:p><text:span text:style-name="T5">Desc.: <text:s/>true</text:span></text:p>
          </draw:text-box>
        </draw:frame>
        <draw:custom-shape draw:style-name="gr9" draw:text-style-name="P4" draw:layer="layout" svg:width="6.4cm" svg:height="7.9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5.6cm" svg:height="1.382cm" svg:x="21.2cm" svg:y="7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4cm" svg:height="2.452cm" svg:x="21.2cm" svg:y="7.6cm">
          <draw:text-box>
            <text:p><text:span text:style-name="T4">...</text:span></text:p>
            <text:p><text:span text:style-name="T6"/></text:p>
            <text:p><text:span text:style-name="T6"/></text:p>
          </draw:text-box>
        </draw:frame>
        <draw:custom-shape draw:style-name="gr12" draw:text-style-name="P4" xml:id="id1" draw:id="id1" draw:layer="layout" svg:width="0.4cm" svg:height="0.533cm" svg:x="13.4cm" svg:y="4.0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" draw:id="id2">
          <draw:custom-shape draw:style-name="gr7" draw:text-style-name="P4" draw:layer="layout" svg:width="3.6cm" svg:height="3.216cm" svg:x="12.8cm" svg:y="11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6cm" svg:height="3.6cm" svg:x="12.8cm" svg:y="11.4cm">
            <draw:text-box>
              <text:p><text:span text:style-name="T4">SC</text:span></text:p>
              <text:p><text:span text:style-name="T5"/></text:p>
              <text:p><text:span text:style-name="T5">Target:</text:span></text:p>
              <text:p><text:span text:style-name="T5">Method:</text:span></text:p>
            </draw:text-box>
          </draw:frame>
        </draw:g>
        <draw:connector draw:style-name="gr13" draw:text-style-name="P4" draw:layer="layout" svg:x1="13.8cm" svg:y1="4.333cm" svg:x2="14.6cm" svg:y2="11.4cm" draw:start-shape="id1" draw:start-glue-point="1" draw:end-shape="id2" draw:end-glue-point="0" svg:d="m13800 4333h800v7067" svg:viewBox="0 0 801 7068">
          <text:p/>
        </draw:connector>
        <draw:custom-shape draw:style-name="gr12" draw:text-style-name="P4" xml:id="id5" draw:id="id5" draw:layer="layout" svg:width="0.4cm" svg:height="0.533cm" svg:x="15.2cm" svg:y="13.0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xml:id="id3" draw:id="id3" draw:layer="layout" svg:width="0.4cm" svg:height="0.533cm" svg:x="15.4cm" svg:y="13.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4" draw:layer="layout" draw:line-skew="1.924cm" svg:x1="15.8cm" svg:y1="14.066cm" svg:x2="21.2cm" svg:y2="8.291cm" draw:start-shape="id3" draw:start-glue-point="1" draw:end-shape="id4" draw:end-glue-point="3" svg:d="m15800 14066h4600v-5775h800" svg:viewBox="0 0 5401 5776">
          <text:p/>
        </draw:connector>
        <draw:connector draw:style-name="gr13" draw:text-style-name="P4" draw:layer="layout" svg:x1="15.6cm" svg:y1="13.333cm" svg:x2="17.7cm" svg:y2="11cm" draw:start-shape="id5" draw:start-glue-point="1" draw:end-shape="id6" draw:end-glue-point="2" svg:d="m15600 13333h2100v-2333" svg:viewBox="0 0 2101 2334">
          <text:p/>
        </draw:connector>
        <draw:custom-shape draw:style-name="gr7" draw:text-style-name="P4" xml:id="id7" draw:id="id7" draw:layer="layout" svg:width="1.4cm" svg:height="1cm" svg:x="18cm" svg:y="9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.8cm" svg:height="1cm" svg:x="11.8cm" svg:y="2.4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8.7cm" svg:y1="9.2cm" svg:x2="15.6cm" svg:y2="2.9cm" draw:start-shape="id7" draw:start-glue-point="0" draw:end-shape="id8" draw:end-glue-point="1" svg:d="m18700 9200v-6300h-3100" svg:viewBox="0 0 3101 63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1">
        <office:forms form:automatic-focus="false" form:apply-design-mode="false"/>
        <draw:frame draw:style-name="gr16" draw:text-style-name="P8" draw:layer="layout" svg:width="27cm" svg:height="9.936cm" svg:x="1cm" svg:y="4.8cm">
          <draw:text-box>
            <text:p><text:span text:style-name="T7">.method public hidebysig static void Main() cil managed {</text:span></text:p>
            <text:p><text:span text:style-name="T7"><text:s text:c="4"/></text:span><text:span text:style-name="T7">.entrypoint</text:span></text:p>
            <text:p><text:span text:style-name="T7"><text:s text:c="4"/></text:span><text:span text:style-name="T7">.maxstack <text:s/>8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str "Hello world!"</text:span></text:p>
            <text:p><text:span text:style-name="T7"><text:s text:c="4"/></text:span><text:span text:style-name="T7">call void [mscorlib]System.Console::WriteLine(string)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c.i4.1</text:span></text:p>
            <text:p><text:span text:style-name="T7"><text:s text:c="4"/></text:span><text:span text:style-name="T7">call valuetype [mscorlib]System.ConsoleKeyInfo </text:span><text:span text:style-name="T7"><text:tab/>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[mscorlib]System.Console::ReadKey(bool)</text:span></text:p>
            <text:p><text:span text:style-name="T7"><text:s text:c="4"/></text:span><text:span text:style-name="T7">pop</text:span></text:p>
            <text:p><text:span text:style-name="T7"><text:s text:c="4"/></text:span><text:span text:style-name="T7">ret</text:span></text:p>
            <text:p><text:span text:style-name="T7">}</text:span></text:p>
          </draw:text-box>
        </draw:frame>
        <draw:frame draw:style-name="gr16" draw:text-style-name="P10" draw:layer="layout" svg:width="14.8cm" svg:height="3.531cm" svg:x="0cm" svg:y="0.849cm">
          <draw:text-box>
            <text:p text:style-name="P9"><text:span text:style-name="T8"><text:s text:c="4"/></text:span><text:span text:style-name="T9">static</text:span><text:span text:style-name="T8"> </text:span><text:span text:style-name="T9">void</text:span><text:span text:style-name="T8"> Main()</text:span></text:p>
            <text:p text:style-name="P9"><text:span text:style-name="T8"><text:s text:c="4"/></text:span><text:span text:style-name="T8">{</text:span></text:p>
            <text:p text:style-name="P9"><text:span text:style-name="T8"><text:s text:c="8"/></text:span><text:span text:style-name="T10">Console</text:span><text:span text:style-name="T8">.WriteLine(</text:span><text:span text:style-name="T11">"Hello, world!"</text:span><text:span text:style-name="T8">);</text:span></text:p>
            <text:p text:style-name="P9"><text:span text:style-name="T8"><text:s text:c="8"/></text:span><text:span text:style-name="T10">Console</text:span><text:span text:style-name="T8">.ReadKey();</text:span></text:p>
            <text:p text:style-name="P9"><text:span text:style-name="T8"><text:s text:c="4"/></text:span><text:span text:style-name="T8">}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1-25T14:41:26.19</dc:date>
    <meta:editing-duration>PT8H53M44S</meta:editing-duration>
    <meta:editing-cycles>83</meta:editing-cycles>
    <meta:generator>LibreOffice/4.0.4.2$Windows_x86 LibreOffice_project/9e9821abd0ffdbc09cd8c52eaa574fa09eb08f2</meta:generator>
    <meta:document-statistic meta:object-count="57"/>
  </office:meta>
</office:document-meta>
</file>